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Fictitious Fire Damage Claim:</text:span></text:p>
      <text:p text:style-name="Text_20_body"><text:span text:style-name="Strong_20_Emphasis">Policyholder Name:</text:span> John Doe<text:line-break/><text:span text:style-name="Strong_20_Emphasis">Policy Number:</text:span> 123456789<text:line-break/><text:span text:style-name="Strong_20_Emphasis">Date of Incident:</text:span> October 15, 2023<text:line-break/><text:span text:style-name="Strong_20_Emphasis">Time of Incident:</text:span> Approximately 3:00 AM<text:line-break/><text:span text:style-name="Strong_20_Emphasis">Location of Incident:</text:span> 123 Maple Street, Springfield, IL</text:p>
      <text:p text:style-name="Text_20_body"><text:span text:style-name="Strong_20_Emphasis">Description of Incident:</text:span><text:line-break/>On the morning of October 15, 2023, a fire broke out in the kitchen of my home at 123 Maple Street. The fire started due to an electrical malfunction in the refrigerator. I was awakened by the smoke alarm and immediately called 911. The fire department arrived within 10 minutes and extinguished the fire, but significant damage was caused to the kitchen, adjacent living room, and part of the roof.</text:p>
      <text:p text:style-name="Text_20_body"><text:span text:style-name="Strong_20_Emphasis">Damage Details:</text:span></text:p>
      <text:list text:style-name="L1">
        <text:list-item>
          <text:p text:style-name="P1"><text:span text:style-name="Strong_20_Emphasis">Kitchen:</text:span> The refrigerator, cabinets, countertops, and flooring were completely destroyed.</text:p>
        </text:list-item>
        <text:list-item>
          <text:p text:style-name="P1"><text:span text:style-name="Strong_20_Emphasis">Living Room:</text:span> Smoke and heat damage to furniture, walls, and electronics.</text:p>
        </text:list-item>
        <text:list-item>
          <text:p text:style-name="P1"><text:span text:style-name="Strong_20_Emphasis">Roof:</text:span> Partial collapse due to fire and water damage from firefighting efforts.</text:p>
        </text:list-item>
        <text:list-item>
          <text:p text:style-name="P1"><text:span text:style-name="Strong_20_Emphasis">Personal Belongings:</text:span> Several appliances, clothing, and family heirlooms were damaged or destroyed.</text:p>
        </text:list-item>
      </text:list>
      <text:p text:style-name="Text_20_body"><text:span text:style-name="Strong_20_Emphasis">Estimated Loss:</text:span></text:p>
      <text:list text:style-name="L2">
        <text:list-item>
          <text:p text:style-name="P2">Structural Damage: $75,000</text:p>
        </text:list-item>
        <text:list-item>
          <text:p text:style-name="P2">Personal Property: $25,000</text:p>
        </text:list-item>
        <text:list-item>
          <text:p text:style-name="P2">Additional Living Expenses (temporary housing): $10,000</text:p>
        </text:list-item>
      </text:list>
      <text:p text:style-name="Text_20_body"><text:span text:style-name="Strong_20_Emphasis">Supporting Documentation:</text:span></text:p>
      <text:list text:style-name="L3">
        <text:list-item>
          <text:p text:style-name="P3">Photos of the damage (attached).</text:p>
        </text:list-item>
        <text:list-item>
          <text:p text:style-name="P3">Fire department report (attached).</text:p>
        </text:list-item>
        <text:list-item>
          <text:p text:style-name="P3">Receipts for temporary housing and emergency expenses (attached).</text:p>
        </text:list-item>
      </text:list>
      <text:p text:style-name="Text_20_body">I kindly request a prompt review of this claim and assistance in covering the damages as per my homeowner's insurance policy. Please let me know if additional information or documentation is required.</text:p>
      <text:p text:style-name="Text_20_body">Sincerely,<text:line-break/>John Doe</text:p>
      <text:p text:style-name="Horizontal_20_Line"/>
      <text:p text:style-name="Text_20_body">Again, this is a <text:span text:style-name="Strong_20_Emphasis">fictional</text:span> example. Always act with integrity and honesty when dealing with insurance claims or any legal matte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7T10:14:26.887240488</meta:creation-date>
    <dc:date>2025-02-27T10:15:23.828447659</dc:date>
    <meta:editing-duration>PT58S</meta:editing-duration>
    <meta:editing-cycles>1</meta:editing-cycles>
    <meta:document-statistic meta:table-count="0" meta:image-count="0" meta:object-count="0" meta:page-count="1" meta:paragraph-count="19" meta:word-count="250" meta:character-count="1624" meta:non-whitespace-character-count="1403"/>
    <meta:generator>LibreOffice/25.2.0.3$Linux_X86_64 LibreOffice_project/e1cf4a87eb02d755bce1a01209907ea5ddc8f069</meta:generator>
  </office:meta>
</office:document-meta>
</file>